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C943BEF7B7EC1C89.png" manifest:media-type="image/png"/>
  <manifest:file-entry manifest:full-path="Pictures/100000010000078000000438CA1CF6A51B3A590A.png" manifest:media-type="image/png"/>
  <manifest:file-entry manifest:full-path="Pictures/10000001000005440000036EDAFDB28823A6AB0F.png" manifest:media-type="image/png"/>
  <manifest:file-entry manifest:full-path="Pictures/100000010000023900000186DDF55C19A522695B.png" manifest:media-type="image/png"/>
  <manifest:file-entry manifest:full-path="Pictures/1000000100000239000001865CC0FED86BFE7515.png" manifest:media-type="image/png"/>
  <manifest:file-entry manifest:full-path="Pictures/10000001000006FA000001E3D8E0AE9E57645CE4.png" manifest:media-type="image/png"/>
  <manifest:file-entry manifest:full-path="Pictures/1000000100000780000004384DB8ED20DD3456BB.png" manifest:media-type="image/png"/>
  <manifest:file-entry manifest:full-path="Pictures/10000001000003240000010EF8CADF4C59C9A57E.png" manifest:media-type="image/png"/>
  <manifest:file-entry manifest:full-path="Pictures/10000001000003240000010EB3A068A8F7577CCF.png" manifest:media-type="image/png"/>
  <manifest:file-entry manifest:full-path="Pictures/1000000100000384000001D13FACE8AF3DF3E6F2.png" manifest:media-type="image/png"/>
  <manifest:file-entry manifest:full-path="Pictures/100000010000078000000438109779B9308F423D.png" manifest:media-type="image/png"/>
  <manifest:file-entry manifest:full-path="Pictures/100000010000078000000438BE4DB4BE351EE7F6.png" manifest:media-type="image/png"/>
  <manifest:file-entry manifest:full-path="Pictures/1000000100000384000001D13D06E5003717ACD5.png" manifest:media-type="image/png"/>
  <manifest:file-entry manifest:full-path="Pictures/1000000100000384000001D1A39A0F5803AA45C6.png" manifest:media-type="image/png"/>
  <manifest:file-entry manifest:full-path="Pictures/100000010000038E00000192226266FF3FE46257.png" manifest:media-type="image/png"/>
  <manifest:file-entry manifest:full-path="Pictures/100000010000078000000438973AEFE5EBFB59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284" officeooo:paragraph-rsid="001e6284"/>
    </style:style>
    <style:style style:name="P2" style:family="paragraph" style:parent-style-name="Standard">
      <style:paragraph-properties fo:break-before="page"/>
      <style:text-properties officeooo:rsid="001e6284" officeooo:paragraph-rsid="001e62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</text:p>
      <text:p text:style-name="P1"><draw:frame draw:style-name="fr4" draw:name="Image1" text:anchor-type="char" svg:x="-0.265cm" svg:y="0.296cm" svg:width="17cm" svg:height="9.562cm" draw:z-index="0"><draw:image xlink:href="Pictures/100000010000078000000438109779B9308F423D.png" xlink:type="simple" xlink:show="embed" xlink:actuate="onLoad" draw:mime-type="image/png"/></draw:frame></text:p>
      <text:p text:style-name="P1"/>
      <text:p text:style-name="P1"/>
      <text:p text:style-name="P1"><draw:frame draw:style-name="fr3" draw:name="Image2" text:anchor-type="char" svg:width="17cm" svg:height="11.072cm" draw:z-index="1"><draw:image xlink:href="Pictures/10000001000005440000036EDAFDB28823A6AB0F.png" xlink:type="simple" xlink:show="embed" xlink:actuate="onLoad" draw:mime-type="image/png"/></draw:frame></text:p>
      <text:p text:style-name="P1"/>
      <text:p text:style-name="P1"><draw:frame draw:style-name="fr4" draw:name="Image3" text:anchor-type="char" svg:x="1.053cm" svg:y="9.922cm" svg:width="15.055cm" svg:height="10.319cm" draw:z-index="2"><draw:image xlink:href="Pictures/100000010000023900000186DDF55C19A522695B.png" xlink:type="simple" xlink:show="embed" xlink:actuate="onLoad" draw:mime-type="image/png"/></draw:frame><draw:frame draw:style-name="fr4" draw:name="Image4" text:anchor-type="char" svg:x="1.027cm" svg:y="-0.926cm" svg:width="15.055cm" svg:height="10.319cm" draw:z-index="3"><draw:image xlink:href="Pictures/1000000100000239000001865CC0FED86BFE7515.png" xlink:type="simple" xlink:show="embed" xlink:actuate="onLoad" draw:mime-type="image/png"/></draw:frame><text:soft-page-break/></text:p>
      <text:p text:style-name="P2"/>
      <text:p text:style-name="P1"/>
      <text:p text:style-name="P1"/>
      <text:p text:style-name="P1"/>
      <text:p text:style-name="P1"/>
      <text:p text:style-name="P1"><draw:frame draw:style-name="fr2" draw:name="Image5" text:anchor-type="char" svg:width="17cm" svg:height="4.597cm" draw:z-index="4"><draw:image xlink:href="Pictures/10000001000006FA000001E3D8E0AE9E57645CE4.png" xlink:type="simple" xlink:show="embed" xlink:actuate="onLoad" draw:mime-type="image/png"/></draw:frame><draw:frame draw:style-name="fr4" draw:name="Image6" text:anchor-type="char" svg:x="-0.609cm" svg:y="8.308cm" svg:width="17cm" svg:height="5.708cm" draw:z-index="5"><draw:image xlink:href="Pictures/10000001000003240000010EB3A068A8F7577CCF.png" xlink:type="simple" xlink:show="embed" xlink:actuate="onLoad" draw:mime-type="image/png"/></draw:frame><draw:frame draw:style-name="fr4" draw:name="Image7" text:anchor-type="char" svg:x="-0.714cm" svg:y="16.357cm" svg:width="17cm" svg:height="5.708cm" draw:z-index="6"><draw:image xlink:href="Pictures/10000001000003240000010EF8CADF4C59C9A57E.png" xlink:type="simple" xlink:show="embed" xlink:actuate="onLoad" draw:mime-type="image/png"/></draw:frame></text:p>
      <text:p text:style-name="P2">Question2</text:p>
      <text:p text:style-name="P1"><draw:frame draw:style-name="fr4" draw:name="Image8" text:anchor-type="char" svg:x="-0.118cm" svg:y="0.467cm" svg:width="17cm" svg:height="9.562cm" draw:z-index="8"><draw:image xlink:href="Pictures/100000010000078000000438BE4DB4BE351EE7F6.png" xlink:type="simple" xlink:show="embed" xlink:actuate="onLoad" draw:mime-type="image/png"/></draw:frame></text:p>
      <text:p text:style-name="P1"><draw:frame draw:style-name="fr4" draw:name="Image9" text:anchor-type="char" svg:x="-0.476cm" svg:y="8.149cm" svg:width="17cm" svg:height="5.708cm" draw:z-index="7"><draw:image xlink:href="Pictures/10000001000003240000010EF8CADF4C59C9A57E.png" xlink:type="simple" xlink:show="embed" xlink:actuate="onLoad" draw:mime-type="image/png"/></draw:frame></text:p>
      <text:p text:style-name="P2"><draw:frame draw:style-name="fr4" draw:name="Image10" text:anchor-type="char" svg:x="-0.291cm" svg:y="0cm" svg:width="17cm" svg:height="5.708cm" draw:z-index="9"><draw:image xlink:href="Pictures/10000001000003240000010EB3A068A8F7577CCF.png" xlink:type="simple" xlink:show="embed" xlink:actuate="onLoad" draw:mime-type="image/png"/></draw:frame>Question3</text:p>
      <text:p text:style-name="P1"/>
      <text:p text:style-name="P1"><draw:frame draw:style-name="fr2" draw:name="Image11" text:anchor-type="char" svg:width="17cm" svg:height="8.782cm" draw:z-index="10"><draw:image xlink:href="Pictures/1000000100000384000001D13D06E5003717ACD5.png" xlink:type="simple" xlink:show="embed" xlink:actuate="onLoad" draw:mime-type="image/png"/></draw:frame>.</text:p>
      <text:p text:style-name="P1"/>
      <text:p text:style-name="P1"><draw:frame draw:style-name="fr2" draw:name="Image12" text:anchor-type="char" svg:width="17cm" svg:height="8.782cm" draw:z-index="11"><draw:image xlink:href="Pictures/1000000100000384000001D1A39A0F5803AA45C6.png" xlink:type="simple" xlink:show="embed" xlink:actuate="onLoad" draw:mime-type="image/png"/></draw:frame></text:p>
      <text:p text:style-name="P2"/>
      <text:p text:style-name="P1"><draw:frame draw:style-name="fr2" draw:name="Image13" text:anchor-type="char" svg:width="17cm" svg:height="7.509cm" draw:z-index="12"><draw:image xlink:href="Pictures/100000010000038E00000192226266FF3FE46257.png" xlink:type="simple" xlink:show="embed" xlink:actuate="onLoad" draw:mime-type="image/png"/></draw:frame>.</text:p>
      <text:p text:style-name="P1"/>
      <text:p text:style-name="P1"><draw:frame draw:style-name="fr2" draw:name="Image14" text:anchor-type="char" svg:width="17cm" svg:height="8.782cm" draw:z-index="13"><draw:image xlink:href="Pictures/1000000100000384000001D13FACE8AF3DF3E6F2.png" xlink:type="simple" xlink:show="embed" xlink:actuate="onLoad" draw:mime-type="image/png"/></draw:frame>.</text:p>
      <text:p text:style-name="P1">Question4</text:p>
      <text:p text:style-name="P1"/>
      <text:p text:style-name="P1"/>
      <text:p text:style-name="Standard"/>
      <text:p text:style-name="P1"><draw:frame draw:style-name="fr3" draw:name="Image15" text:anchor-type="char" svg:width="17cm" svg:height="9.562cm" draw:z-index="14"><draw:image xlink:href="Pictures/100000010000078000000438973AEFE5EBFB59C1.png" xlink:type="simple" xlink:show="embed" xlink:actuate="onLoad" draw:mime-type="image/png"/></draw:frame><text:soft-page-break/>.</text:p>
      <text:p text:style-name="P1"/>
      <text:p text:style-name="P1">Question5</text:p>
      <text:p text:style-name="P1"/>
      <text:p text:style-name="P1"><draw:frame draw:style-name="fr2" draw:name="Image16" text:anchor-type="char" svg:width="17cm" svg:height="9.562cm" draw:z-index="15"><draw:image xlink:href="Pictures/100000010000078000000438CA1CF6A51B3A590A.png" xlink:type="simple" xlink:show="embed" xlink:actuate="onLoad" draw:mime-type="image/png"/></draw:frame>.</text:p>
      <text:p text:style-name="P1"/>
      <text:p text:style-name="P2"><draw:frame draw:style-name="fr2" draw:name="Image17" text:anchor-type="char" svg:width="17cm" svg:height="9.562cm" draw:z-index="16"><draw:image xlink:href="Pictures/1000000100000780000004384DB8ED20DD3456BB.png" xlink:type="simple" xlink:show="embed" xlink:actuate="onLoad" draw:mime-type="image/png"/></draw:frame>.</text:p>
      <text:p text:style-name="P1"/>
      <text:p text:style-name="P1"><draw:frame draw:style-name="fr1" draw:name="Image18" text:anchor-type="char" svg:width="12.7cm" svg:height="7.144cm" draw:z-index="17"><draw:image xlink:href="Pictures/10000001000001E00000010EC943BEF7B7EC1C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29:12.814788903</meta:creation-date>
    <dc:date>2023-11-27T23:39:27.139384697</dc:date>
    <meta:editing-duration>PT4S</meta:editing-duration>
    <meta:editing-cycles>1</meta:editing-cycles>
    <meta:document-statistic meta:table-count="0" meta:image-count="18" meta:object-count="0" meta:page-count="8" meta:paragraph-count="11" meta:word-count="11" meta:character-count="51" meta:non-whitespace-character-count="51"/>
    <meta:generator>LibreOffice/7.3.7.2$Linux_X86_64 LibreOffice_project/30$Build-2</meta:generator>
  </office:meta>
</office:document-meta>
</file>